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45e" officeooo:paragraph-rsid="0004d4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5:37.033804515</meta:creation-date>
    <dc:date>2025-11-25T10:36:17.526151926</dc:date>
    <meta:editing-duration>PT4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4.2.7.2$Linux_X86_64 LibreOffice_project/420$Build-2</meta:generator>
  </office:meta>
</office:document-meta>
</file>